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Mono1" svg:font-family="'Liberation Mono'" style:font-family-generic="modern" style:font-pitch="fixed"/>
    <style:font-face style:name="Lohit Devanagari1" svg:font-family="'Lohit Devanagari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4.322cm" fo:min-width="38.616cm"/>
    </style:style>
    <style:style style:name="gr2" style:family="graphic" style:parent-style-name="standard">
      <style:graphic-properties draw:textarea-horizontal-align="justify" draw:textarea-vertical-align="top" draw:auto-grow-height="false" fo:min-height="10.942cm" fo:min-width="11.184cm"/>
    </style:style>
    <style:style style:name="gr3" style:family="graphic" style:parent-style-name="standard">
      <style:graphic-properties draw:fill-color="#65c295" draw:textarea-horizontal-align="justify" draw:textarea-vertical-align="top" draw:auto-grow-height="false" fo:min-height="10.926cm" fo:min-width="11.184cm"/>
    </style:style>
    <style:style style:name="gr4" style:family="graphic" style:parent-style-name="standard">
      <style:graphic-properties draw:textarea-horizontal-align="justify" draw:textarea-vertical-align="top" draw:auto-grow-height="false" fo:min-height="6.862cm" fo:min-width="38.616cm"/>
    </style:style>
    <style:style style:name="gr5" style:family="graphic" style:parent-style-name="standard">
      <style:graphic-properties draw:fill-color="#f7a19a" draw:textarea-horizontal-align="justify" draw:textarea-vertical-align="top" draw:auto-grow-height="false" fo:min-height="10.926cm" fo:min-width="13.21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-color="#65c295"/>
      <style:paragraph-properties fo:text-align="start"/>
      <style:text-properties style:font-name="Liberation Serif" fo:font-weight="bold" style:font-weight-asian="bold" style:font-weight-complex="bold"/>
    </style:style>
    <style:style style:name="P5" style:family="paragraph">
      <loext:graphic-properties draw:fill-color="#f7a19a"/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Liberation Serif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Liberation Mono1" fo:font-size="20pt" style:font-size-asian="20pt" style:font-size-complex="20pt"/>
    </style:style>
    <style:style style:name="T4" style:family="text">
      <style:text-properties style:font-name="Liberation Mono1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20pt" fo:font-style="normal" fo:text-shadow="none" style:text-underline-style="none" fo:font-weight="normal" style:letter-kerning="true" style:font-name-asian="WenQuanYi Micro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9.116cm" svg:height="4.572cm" svg:x="1.508cm" svg:y="2.032cm">
          <text:p text:style-name="P1"><text:span text:style-name="T1">Extract barcodes from sequences</text:span></text:p>
          <text:p text:style-name="P1"><text:span text:style-name="T2"/></text:p>
          <text:p text:style-name="P1"><text:span text:style-name="T3">Example: minnn extract --input R1.fastq R2.fastq --output extracted.mif</text:span></text:p>
          <text:p text:style-name="P1"><text:span text:style-name="T3"><text:s/></text:span><text:span text:style-name="T3">--pattern "(SB:N{5})TGCA(UMI:atnnnnn)\*" --score-threshold -5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.684cm" svg:height="11.192cm" svg:x="14.208cm" svg:y="10.16cm">
          <text:p><text:span text:style-name="T1">Correct errors</text:span></text:p>
          <text:p><text:span text:style-name="T1">in barcodes</text:span></text:p>
          <text:p/>
          <text:p><text:span text:style-name="T3">Example:</text:span></text:p>
          <text:p><text:span text:style-name="T3">minnn sort</text:span></text:p>
          <text:p><text:span text:style-name="T3"><text:s/></text:span><text:span text:style-name="T3">--input extracted.mif</text:span></text:p>
          <text:p><text:span text:style-name="T3"><text:s/></text:span><text:span text:style-name="T3">--output sorted.mif</text:span></text:p>
          <text:p><text:span text:style-name="T3"><text:s/></text:span><text:span text:style-name="T3">--groups SB UMI <text:s/></text:span></text:p>
          <text:p><text:span text:style-name="T3">minnn correct</text:span></text:p>
          <text:p><text:span text:style-name="T3"><text:s/></text:span><text:span text:style-name="T3">--input sorted.mif</text:span></text:p>
          <text:p><text:span text:style-name="T3"><text:s/></text:span><text:span text:style-name="T3">--output corrected.mif</text:span></text:p>
          <text:p><text:span text:style-name="T3"><text:s/></text:span><text:span text:style-name="T3">--groups SB UMI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684cm" svg:height="11.176cm" svg:x="1.508cm" svg:y="10.16cm">
          <text:p text:style-name="P1"><text:span text:style-name="T1">Collect statistics</text:span></text:p>
          <text:p text:style-name="P1"><text:span text:style-name="T4"/></text:p>
          <text:p text:style-name="P1"><text:span text:style-name="T4">Examples:</text:span></text:p>
          <text:p text:style-name="P1"><text:span text:style-name="T4">minnn stat-groups </text:span></text:p>
          <text:p text:style-name="P1"><text:span text:style-name="T4"><text:s/></text:span><text:span text:style-name="T4">--input corrected.mif</text:span></text:p>
          <text:p text:style-name="P1"><text:span text:style-name="T4"><text:s/></text:span><text:span text:style-name="T4">--groups SB UMI</text:span></text:p>
          <text:p text:style-name="P1"><text:span text:style-name="T4"><text:s/></text:span><text:span text:style-name="T4">--min-count-filter 100</text:span></text:p>
          <text:p text:style-name="P1"><text:span text:style-name="T4">minnn stat-positions</text:span></text:p>
          <text:p text:style-name="P1"><text:span text:style-name="T4"><text:s/></text:span><text:span text:style-name="T4">--input extracted.mif</text:span></text:p>
          <text:p text:style-name="P1"><text:span text:style-name="T4"><text:s/></text:span><text:span text:style-name="T4">--output positions.txt</text:span></text:p>
          <text:p text:style-name="P1"><text:span text:style-name="T4"><text:s/></text:span><text:span text:style-name="T4">--min-frac-filter 0.05</text:span></text:p>
          <text:p text:style-name="P1"><text:span text:style-name="T4"><text:s/></text:span><text:span text:style-name="T4">--groups UMI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9.116cm" svg:height="7.112cm" svg:x="1.508cm" svg:y="24.384cm">
          <text:p text:style-name="P1"><text:span text:style-name="T1">Calculate consensuses for original molecules</text:span></text:p>
          <text:p text:style-name="P1"><text:span text:style-name="T2"/></text:p>
          <text:p text:style-name="P1"><text:span text:style-name="T3">Example:</text:span></text:p>
          <text:p text:style-name="P1"><text:span text:style-name="T3">minnn sort</text:span></text:p>
          <text:p text:style-name="P1"><text:span text:style-name="T3"><text:s/></text:span><text:span text:style-name="T3">--input corrected.mif --output sorted.mif --groups UMI</text:span></text:p>
          <text:p text:style-name="P1"><text:span text:style-name="T3">minnn consensus</text:span></text:p>
          <text:p text:style-name="P1"><text:span text:style-name="T3"><text:s/></text:span><text:span text:style-name="T3">--input sorted.mif --output consensus.mif </text:span><text:span text:style-name="T5">--groups UMI --max-consensuses-per-cluster 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9.116cm" svg:height="4.572cm" svg:x="1.508cm" svg:y="35.052cm">
          <text:p text:style-name="P1"><text:span text:style-name="T1">Convert results from MIF to FASTQ format</text:span></text:p>
          <text:p text:style-name="P1"><text:span text:style-name="T2"/></text:p>
          <text:p text:style-name="P1"><text:span text:style-name="T3">Example: minnn mif2fastq --input consensus.mif --group R1=consensus-R1.fastq</text:span></text:p>
          <text:p text:style-name="P1"><text:span text:style-name="T3"><text:s/></text:span><text:span text:style-name="T3">--group R2=consensus-R2.fastq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3.716cm" svg:height="11.176cm" svg:x="26.908cm" svg:y="10.16cm">
          <text:p text:style-name="P1"><text:span text:style-name="T1">Filter data or split</text:span></text:p>
          <text:p text:style-name="P1"><text:span text:style-name="T1">to multiple files</text:span></text:p>
          <text:p text:style-name="P1"><text:span text:style-name="T2"/></text:p>
          <text:p text:style-name="P1"><text:span text:style-name="T3">Examples:</text:span></text:p>
          <text:p text:style-name="P1"><text:span text:style-name="T3">minnn filter</text:span></text:p>
          <text:p text:style-name="P1"><text:span text:style-name="T3"><text:s/></text:span><text:span text:style-name="T3">--input corrected.mif</text:span></text:p>
          <text:p text:style-name="P1"><text:span text:style-name="T3"><text:s/></text:span><text:span text:style-name="T3">--output filtered.mif</text:span></text:p>
          <text:p text:style-name="P1"><text:span text:style-name="T3"><text:s/>“</text:span><text:span text:style-name="T3">Len(UMI)=7 &amp; UMI~‘~^AATC’”</text:span></text:p>
          <text:p text:style-name="P1"><text:span text:style-name="T3">minnn demultiplex</text:span></text:p>
          <text:p text:style-name="P1"><text:span text:style-name="T3"><text:s/></text:span><text:span text:style-name="T3">--by-barcode SB</text:span></text:p>
          <text:p text:style-name="P1"><text:span text:style-name="T3"><text:s/></text:span><text:span text:style-name="T3">corrected.mif </text:span><text:span text:style-name="T3"><text:line-break/></text:span><text:span text:style-name="T3"> --demultiplex-log output.log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9.636cm" svg:y1="6.604cm" svg:x2="7.096cm" svg:y2="10.16cm">
          <text:p/>
        </draw:line>
        <draw:line draw:style-name="gr6" draw:text-style-name="P6" draw:layer="layout" svg:x1="18.78cm" svg:y1="6.604cm" svg:x2="19.796cm" svg:y2="10.16cm">
          <text:p/>
        </draw:line>
        <draw:line draw:style-name="gr6" draw:text-style-name="P6" draw:layer="layout" svg:x1="31.48cm" svg:y1="6.604cm" svg:x2="34.528cm" svg:y2="10.16cm">
          <text:p/>
        </draw:line>
        <draw:line draw:style-name="gr6" draw:text-style-name="P6" draw:layer="layout" svg:x1="14.208cm" svg:y1="14.732cm" svg:x2="13.192cm" svg:y2="15.748cm">
          <text:p/>
        </draw:line>
        <draw:line draw:style-name="gr6" draw:text-style-name="P6" draw:layer="layout" svg:x1="25.892cm" svg:y1="14.732cm" svg:x2="26.908cm" svg:y2="15.748cm">
          <text:p/>
        </draw:line>
        <draw:line draw:style-name="gr6" draw:text-style-name="P6" draw:layer="layout" svg:x1="19.796cm" svg:y1="21.336cm" svg:x2="19.796cm" svg:y2="24.384cm">
          <text:p/>
        </draw:line>
        <draw:line draw:style-name="gr6" draw:text-style-name="P6" draw:layer="layout" svg:x1="34.02cm" svg:y1="21.336cm" svg:x2="28.432cm" svg:y2="24.384cm">
          <text:p/>
        </draw:line>
        <draw:line draw:style-name="gr6" draw:text-style-name="P6" draw:layer="layout" svg:x1="20.304cm" svg:y1="31.496cm" svg:x2="20.304cm" svg:y2="35.052cm">
          <text:p/>
        </draw:line>
        <draw:line draw:style-name="gr6" draw:text-style-name="P6" draw:layer="layout" svg:x1="26.908cm" svg:y1="16.764cm" svg:x2="25.892cm" svg:y2="15.74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Mono1" svg:font-family="'Liberation Mono'" style:font-family-generic="modern" style:font-pitch="fixed"/>
    <style:font-face style:name="Lohit Devanagari1" svg:font-family="'Lohit Devanagari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language="en" fo:country="US" style:letter-kerning="true" style:font-name-asian="Lohit Devanagari1" style:font-family-asian="'Lohit Devanagari'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 style:font-size-complex="12pt"/>
    </style:style>
    <style:style style:name="Frame_20_Contents" style:display-name="Fram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0cm" fo:margin-bottom="0cm" fo:margin-left="1cm" fo:margin-right="1cm" fo:page-width="42.012cm" fo:page-height="41.9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9T14:27:13.957408889</meta:creation-date>
    <meta:generator>LibreOffice/6.2.8.2$Linux_X86_64 LibreOffice_project/20$Build-2</meta:generator>
    <dc:date>2020-02-27T17:51:28.016547716</dc:date>
    <meta:editing-duration>PT1H15M52S</meta:editing-duration>
    <meta:editing-cycles>18</meta:editing-cycles>
    <meta:document-statistic meta:object-count="15"/>
  </office:meta>
</office:document-meta>
</file>